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ynomial</text:p>
      <text:p text:style-name="Standard">Description:</text:p>
      <text:p text:style-name="Standard">给你一多项式：f(x) = a0*x^n + a1*x^n - 1 + ... + an*x^0;</text:p>
      <text:p text:style-name="Standard">然后给你上下界l, r.求这个多项式的积分。精确小数点第8位。</text:p>
      <text:p text:style-name="Standard"/>
      <text:p text:style-name="Standard">Input:</text:p>
      <text:p text:style-name="Standard">先给出T, 代表样例数。</text:p>
      <text:p text:style-name="Standard">然后给出上下界（不超过100.0）。</text:p>
      <text:p text:style-name="Standard">给定一个n表示这个多项式的系数个数，然后给你n个浮点数范围在（0，100.0）从左往右依次表示0次幂，1次幂，...n – 1次幂。</text:p>
      <text:p text:style-name="Standard"/>
      <text:p text:style-name="Standard">Output：</text:p>
      <text:p text:style-name="Standard">给出积分结果。精确到10^(-8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4:17:14</meta:creation-date>
    <dc:date>2014-10-15T14:26:57</dc:date>
    <meta:editing-duration>P0D</meta:editing-duration>
    <meta:editing-cycles>1</meta:editing-cycles>
    <meta:document-statistic meta:table-count="0" meta:image-count="0" meta:object-count="0" meta:page-count="1" meta:paragraph-count="10" meta:word-count="50" meta:character-count="229" meta:non-whitespace-character-count="257"/>
    <meta:generator>LibreOffice/3.5$Linux_x86 LibreOffice_project/350m1$Build-202</meta:generator>
  </office:meta>
</office:document-meta>
</file>